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Intensity M1</text:p>
          </table:table-cell>
          <table:table-cell office:value-type="string" calcext:value-type="string">
            <text:p>Intensity M2</text:p>
          </table:table-cell>
          <table:table-cell office:value-type="string" calcext:value-type="string">
            <text:p>Intensity no 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2 * 50*50/([.$A2]*[.$A2])" office:value-type="float" office:value="0.2" calcext:value-type="float">
            <text:p>0.2</text:p>
          </table:table-cell>
          <table:table-cell table:formula="of:=0.65 * 50*50/([.$A2]*[.$A2])" office:value-type="float" office:value="0.65" calcext:value-type="float">
            <text:p>0.65</text:p>
          </table:table-cell>
          <table:table-cell table:formula="of:=0.0156  * 50*50/([.$A2]*[.$A2])"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2 * 50*50/([.$A3]*[.$A3])" office:value-type="float" office:value="0.05" calcext:value-type="float">
            <text:p>0.05</text:p>
          </table:table-cell>
          <table:table-cell table:formula="of:=0.65 * 50*50/([.$A3]*[.$A3])" office:value-type="float" office:value="0.1625" calcext:value-type="float">
            <text:p>0.1625</text:p>
          </table:table-cell>
          <table:table-cell table:formula="of:=0.0156  * 50*50/([.$A3]*[.$A3])" office:value-type="float" office:value="0.0039" calcext:value-type="float">
            <text:p>0.00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2 * 50*50/([.$A4]*[.$A4])" office:value-type="float" office:value="0.0222222222222222" calcext:value-type="float">
            <text:p>0.0222222222222222</text:p>
          </table:table-cell>
          <table:table-cell table:formula="of:=0.65 * 50*50/([.$A4]*[.$A4])" office:value-type="float" office:value="0.0722222222222222" calcext:value-type="float">
            <text:p>0.0722222222222222</text:p>
          </table:table-cell>
          <table:table-cell table:formula="of:=0.0156  * 50*50/([.$A4]*[.$A4])" office:value-type="float" office:value="0.00173333333333333" calcext:value-type="float">
            <text:p>0.0017333333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2 * 50*50/([.$A5]*[.$A5])" office:value-type="float" office:value="0.0125" calcext:value-type="float">
            <text:p>0.0125</text:p>
          </table:table-cell>
          <table:table-cell table:formula="of:=0.65 * 50*50/([.$A5]*[.$A5])" office:value-type="float" office:value="0.040625" calcext:value-type="float">
            <text:p>0.040625</text:p>
          </table:table-cell>
          <table:table-cell table:formula="of:=0.0156  * 50*50/([.$A5]*[.$A5])" office:value-type="float" office:value="0.000975" calcext:value-type="float">
            <text:p>0.0009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0.2 * 50*50/([.$A6]*[.$A6])" office:value-type="float" office:value="0.008" calcext:value-type="float">
            <text:p>0.008</text:p>
          </table:table-cell>
          <table:table-cell table:formula="of:=0.65 * 50*50/([.$A6]*[.$A6])" office:value-type="float" office:value="0.026" calcext:value-type="float">
            <text:p>0.026</text:p>
          </table:table-cell>
          <table:table-cell table:formula="of:=0.0156  * 50*50/([.$A6]*[.$A6])" office:value-type="float" office:value="0.000624" calcext:value-type="float">
            <text:p>0.000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32:55.857916616</meta:creation-date>
    <dc:date>2025-01-21T17:26:08.502138605</dc:date>
    <meta:editing-duration>PT3H18M41S</meta:editing-duration>
    <meta:editing-cycles>2</meta:editing-cycles>
    <meta:generator>LibreOffice/7.3.7.2$Linux_X86_64 LibreOffice_project/30$Build-2</meta:generator>
    <meta:document-statistic meta:table-count="1" meta:cell-count="24" meta:object-count="0"/>
  </office:meta>
</office:document-meta>
</file>